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1F40000007A9EDEDFB6.jpg"/>
  <manifest:file-entry manifest:media-type="image/jpeg" manifest:full-path="Pictures/100000000000000C0000011F81378DB1.jpg"/>
  <manifest:file-entry manifest:media-type="image/png" manifest:full-path="Pictures/1000020100000020000000209CD9549D.png"/>
  <manifest:file-entry manifest:media-type="image/jpeg" manifest:full-path="Pictures/10000000000000200000010404F9A28D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rpt="http://openoffice.org/2005/report" xmlns:formx="urn:openoffice:names:experimental:ooxml-odf-interop:xmlns:form:1.0" xmlns:script="urn:oasis:names:tc:opendocument:xmlns:script:1.0" xmlns:of="urn:oasis:names:tc:opendocument:xmlns:of:1.2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o-ms-interop:xmlns:field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2">
  <office:scripts/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automatic-styles>
    <style:style style:name="IdentificativoPreventivo" style:family="table" style:master-page-name="Fattura">
      <style:table-properties table:align="margins" fo:margin-left="-0.0083in" fo:margin-right="0in" style:page-number="0" style:width="6.6785in"/>
    </style:style>
    <style:style style:name="IdentificativoPreventivo.A" style:family="table-column">
      <style:table-column-properties style:column-width="1.3438in" style:rel-column-width="13186*"/>
    </style:style>
    <style:style style:name="IdentificativoPreventivo.B" style:family="table-column">
      <style:table-column-properties style:column-width="1.3333in" style:rel-column-width="13083*"/>
    </style:style>
    <style:style style:name="IdentificativoPreventivo.E" style:family="table-column">
      <style:table-column-properties style:column-width="1.3347in" style:rel-column-width="13100*"/>
    </style:style>
    <style:style style:name="IdentificativoPreventivo.A1" style:family="table-cell">
      <style:table-cell-properties fo:border="none" fo:padding="0in"/>
    </style:style>
    <style:style style:name="IdentificativoPreventivo.2" style:family="table-row">
      <style:table-row-properties style:min-row-height="0.4347in"/>
    </style:style>
    <style:style style:name="IdentificativoPreventivo.A2" style:family="table-cell">
      <style:table-cell-properties fo:border="none" fo:padding="0in" style:vertical-align="bottom"/>
    </style:style>
    <style:style style:name="IdentificativoPreventivo.3" style:family="table-row">
      <style:table-row-properties style:min-row-height="0.4271in"/>
    </style:style>
    <style:style style:name="IdentificativoPreventivo.4" style:family="table-row">
      <style:table-row-properties style:min-row-height="0.2083in"/>
    </style:style>
    <style:style style:name="IdentificativoPreventivo.5" style:family="table-row">
      <style:table-row-properties style:min-row-height="0.3764in"/>
    </style:style>
    <style:style style:name="IdentificativoPreventivo.7" style:family="table-row">
      <style:table-row-properties style:min-row-height="0.4243in"/>
    </style:style>
    <style:style style:name="Table2" style:family="table">
      <style:table-properties fo:margin-bottom="0in" fo:margin-top="0.2in" table:align="margins" style:width="6.6701in"/>
    </style:style>
    <style:style style:name="Table2.A" style:family="table-column">
      <style:table-column-properties style:column-width="1.109in" style:rel-column-width="10899*"/>
    </style:style>
    <style:style style:name="Table2.B" style:family="table-column">
      <style:table-column-properties style:column-width="1.1111in" style:rel-column-width="10920*"/>
    </style:style>
    <style:style style:name="Table2.C" style:family="table-column">
      <style:table-column-properties style:column-width="1.9076in" style:rel-column-width="18743*"/>
    </style:style>
    <style:style style:name="Table2.D" style:family="table-column">
      <style:table-column-properties style:column-width="0.5056in" style:rel-column-width="4965*"/>
    </style:style>
    <style:style style:name="Table2.E" style:family="table-column">
      <style:table-column-properties style:column-width="0.016in" style:rel-column-width="156*"/>
    </style:style>
    <style:style style:name="Table2.F" style:family="table-column">
      <style:table-column-properties style:column-width="0.891in" style:rel-column-width="8751*"/>
    </style:style>
    <style:style style:name="Table2.H" style:family="table-column">
      <style:table-column-properties style:column-width="1.1139in" style:rel-column-width="10945*"/>
    </style:style>
    <style:style style:name="Table2.A1" style:family="table-cell">
      <style:table-cell-properties fo:border="none" fo:padding="0.0382in"/>
    </style:style>
    <style:style style:name="Table2.4" style:family="table-row">
      <style:table-row-properties style:min-row-height="0.0854in"/>
    </style:style>
    <style:style style:name="Table2.9" style:family="table-row">
      <style:table-row-properties style:min-row-height="0.1563in"/>
    </style:style>
    <style:style style:name="Table1" style:family="table">
      <style:table-properties fo:margin-bottom="0in" fo:margin-top="0.1in" table:align="right" style:may-break-between-rows="false" style:width="6.6701in"/>
    </style:style>
    <style:style style:name="Table1.A" style:family="table-column">
      <style:table-column-properties style:column-width="1.1979in"/>
    </style:style>
    <style:style style:name="Table1.B" style:family="table-column">
      <style:table-column-properties style:column-width="2.4694in"/>
    </style:style>
    <style:style style:name="Table1.C" style:family="table-column">
      <style:table-column-properties style:column-width="0.0444in"/>
    </style:style>
    <style:style style:name="Table1.D" style:family="table-column">
      <style:table-column-properties style:column-width="1.8556in"/>
    </style:style>
    <style:style style:name="Table1.E" style:family="table-column">
      <style:table-column-properties style:column-width="1.1028in"/>
    </style:style>
    <style:style style:name="Table1.A1" style:family="table-cell">
      <style:table-cell-properties fo:border="none" fo:padding="0.0382in" style:vertical-align="bottom"/>
    </style:style>
    <style:style style:name="Table1.E1" style:family="table-cell">
      <style:table-cell-properties fo:border="none" fo:padding="0.0382in"/>
    </style:style>
    <style:style style:name="Table1.3" style:family="table-row">
      <style:table-row-properties style:min-row-height="0.1472in"/>
    </style:style>
    <style:style style:name="Table1.11" style:family="table-row">
      <style:table-row-properties style:min-row-height="0.5674in"/>
    </style:style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</style:style>
    <style:style style:name="P3" style:parent-style-name="Footer" style:family="paragraph">
      <style:paragraph-properties style:justify-single-word="false" fo:text-align="center"/>
    </style:style>
    <style:style style:name="P4" style:parent-style-name="Table_20_Contents" style:family="paragraph">
      <style:text-properties fo:font-weight="bold" style:font-weight-complex="bold" style:font-weight-asian="bold"/>
    </style:style>
    <style:style style:name="P5" style:parent-style-name="Table_20_Contents" style:family="paragraph">
      <style:paragraph-properties style:justify-single-word="false" fo:text-align="end"/>
      <style:text-properties fo:font-weight="bold" style:font-weight-complex="bold" style:font-weight-asian="bold"/>
    </style:style>
    <style:style style:name="P6" style:parent-style-name="Table_20_Contents" style:family="paragraph">
      <style:paragraph-properties style:justify-single-word="false" fo:text-align="center"/>
      <style:text-properties fo:font-weight="bold" style:font-weight-complex="bold" style:font-weight-asian="bold"/>
    </style:style>
    <style:style style:name="P7" style:parent-style-name="Table_20_Contents" style:family="paragraph">
      <style:text-properties fo:font-weight="normal" style:font-style-asian="italic" style:font-style-complex="italic" style:font-weight-complex="normal" style:font-weight-asian="normal" fo:font-style="italic"/>
    </style:style>
    <style:style style:name="P8" style:parent-style-name="Table_20_Contents" style:family="paragraph">
      <style:text-properties fo:font-weight="bold" style:font-style-asian="italic" style:font-style-complex="italic" style:font-weight-complex="bold" style:font-weight-asian="bold" fo:font-style="italic"/>
    </style:style>
    <style:style style:name="P9" style:parent-style-name="Table_20_Contents" style:family="paragraph">
      <style:text-properties fo:font-weight="normal" style:font-style-asian="normal" style:font-style-complex="normal" style:font-weight-complex="normal" style:font-weight-asian="normal" fo:font-style="normal"/>
    </style:style>
    <style:style style:name="P10" style:parent-style-name="Table_20_Contents" style:family="paragraph"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1" style:parent-style-name="Table_20_Contents" style:family="paragraph">
      <style:paragraph-properties style:justify-single-word="false" fo:text-align="center"/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2" style:parent-style-name="Table_20_Contents" style:family="paragraph">
      <style:text-properties fo:font-size="10.5pt" fo:font-weight="normal" style:font-style-asian="italic" style:font-size-asian="10.5pt" style:font-style-complex="italic" style:font-weight-complex="normal" style:font-weight-asian="normal" style:font-size-complex="10.5pt" fo:font-style="italic"/>
    </style:style>
    <style:style style:name="P13" style:parent-style-name="Table_20_Contents" style:family="paragraph">
      <style:paragraph-properties style:justify-single-word="false" fo:text-align="center"/>
      <style:text-properties fo:font-size="10.5pt" fo:font-weight="bold" style:font-style-asian="italic" style:font-size-asian="10.5pt" style:font-style-complex="italic" style:font-weight-complex="bold" style:font-weight-asian="bold" style:font-size-complex="10.5pt" fo:font-style="italic"/>
    </style:style>
    <style:style style:name="P14" style:parent-style-name="Table_20_Contents" style:family="paragraph">
      <style:text-properties fo:font-weight="normal" style:font-weight-complex="normal" style:font-weight-asian="normal"/>
    </style:style>
    <style:style style:name="P15" style:parent-style-name="Table_20_Contents" style:family="paragraph">
      <style:paragraph-properties style:justify-single-word="false" fo:text-align="end"/>
    </style:style>
    <style:style style:name="P16" style:parent-style-name="Table_20_Contents" style:family="paragraph">
      <style:paragraph-properties style:justify-single-word="false" fo:text-align="center"/>
    </style:style>
    <style:style style:name="P17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18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19" style:parent-style-name="Table_20_Contents" style:family="paragraph">
      <style:paragraph-properties style:justify-single-word="false" fo:text-align="end"/>
      <style:text-properties style:font-size-complex="10.5pt"/>
    </style:style>
    <style:style style:name="T1" style:family="text">
      <style:text-properties style:font-size-complex="10.5pt"/>
    </style:style>
    <style:style style:name="T2" style:family="text">
      <style:text-properties fo:font-size="10.5pt"/>
    </style:style>
    <style:style style:name="T3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</office:automatic-styles>
  <office:body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IdentificativoPreventivo" table:style-name="IdentificativoPreventivo">
        <table:table-column table:style-name="IdentificativoPreventivo.A"/>
        <table:table-column table:number-columns-repeated="3" table:style-name="IdentificativoPreventivo.B"/>
        <table:table-column table:style-name="IdentificativoPreventivo.E"/>
        <table:table-row>
          <table:table-cell office:value-type="string" table:style-name="IdentificativoPreventivo.A1">
            <text:p text:style-name="Table_20_Contents">
Data:
</text:p>
          </table:table-cell>
          <table:table-cell office:value-type="string" table:style-name="IdentificativoPreventivo.A1">
            <text:p text:style-name="Table_20_Contents">
19/02/2010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>
Spett.le
</text:p>
          </table:table-cell>
          <table:table-cell office:value-type="string" table:style-name="IdentificativoPreventivo.A1">
            <text:p text:style-name="Table_20_Contents"/>
          </table:table-cell>
        </table:table-row>
        <table:table-row table:style-name="IdentificativoPreventivo.2">
          <table:table-cell office:value-type="string" table:style-name="IdentificativoPreventivo.A2">
            <text:p text:style-name="Table_20_Contents">
Preventivo
</text:p>
          </table:table-cell>
          <table:table-cell office:value-type="string" table:style-name="IdentificativoPreventivo.A2">
            <text:p text:style-name="Table_20_Contents">
<text:span text:style-name="Strong Emphasis">n.034/2010</text:span>
</text:p>
          </table:table-cell>
          <table:table-cell office:value-type="string" table:number-columns-spanned="3" table:style-name="IdentificativoPreventivo.A2">
            <text:p text:style-name="P16">
<text:span text:style-name="Strong Emphasis">MONINI</text:span>
</text:p>
          </table:table-cell>
          <table:covered-table-cell/>
          <table:covered-table-cell/>
        </table:table-row>
        <table:table-row table:style-name="IdentificativoPreventivo.3">
          <table:table-cell office:value-type="string" table:style-name="IdentificativoPreventivo.A2">
            <text:p text:style-name="Table_20_Contents">
Job:
</text:p>
          </table:table-cell>
          <table:table-cell office:value-type="string" table:style-name="IdentificativoPreventivo.A2">
            <text:p text:style-name="Table_20_Contents">
<text:span text:style-name="Strong Emphasis">n.015/2010</text:span>
</text:p>
          </table:table-cell>
          <table:table-cell office:value-type="string" table:style-name="IdentificativoPreventivo.A2">
            <text:p text:style-name="Table_20_Contents">
<text:span text:style-name="Ruby_20_Literal"/>
</text:p>
          </table:table-cell>
          <table:table-cell office:value-type="string" table:style-name="IdentificativoPreventivo.A2">
            <text:p text:style-name="Table_20_Contents"/>
          </table:table-cell>
          <table:table-cell office:value-type="string" table:style-name="IdentificativoPreventivo.A2">
            <text:p text:style-name="Table_20_Contents"/>
          </table:table-cell>
        </table:table-row>
        <table:table-row table:style-name="IdentificativoPreventivo.4"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>
<text:span text:style-name="Ruby_20_Value"/>
</text:p>
          </table:table-cell>
          <table:table-cell office:value-type="string" table:style-name="IdentificativoPreventivo.A1">
            <text:p text:style-name="Table_20_Contents">
<text:span text:style-name="Ruby_20_Literal"/>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 table:style-name="IdentificativoPreventivo.5">
          <table:table-cell office:value-type="string" table:style-name="IdentificativoPreventivo.A2">
            <text:p text:style-name="Table_20_Contents">
Da:
</text:p>
          </table:table-cell>
          <table:table-cell office:value-type="string" table:style-name="IdentificativoPreventivo.A2">
            <text:p text:style-name="Table_20_Contents">
Roberto Masi
</text:p>
          </table:table-cell>
          <table:table-cell office:value-type="string" table:style-name="IdentificativoPreventivo.A2">
            <text:p text:style-name="Table_20_Contents">
c.a.
</text:p>
          </table:table-cell>
          <table:table-cell office:value-type="string" table:number-columns-spanned="2" table:style-name="IdentificativoPreventivo.A2">
            <text:p text:style-name="Table_20_Contents">
<text:span text:style-name="Strong Emphasis"/>
</text:p>
          </table:table-cell>
          <table:covered-table-cell/>
        </table:table-row>
        <table:table-row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 table:style-name="IdentificativoPreventivo.7">
          <table:table-cell office:value-type="string" table:style-name="IdentificativoPreventivo.A2">
            <text:p text:style-name="P14">
Oggetto:
</text:p>
          </table:table-cell>
          <table:table-cell office:value-type="string" table:number-columns-spanned="4" table:style-name="IdentificativoPreventivo.A2">
            <text:p text:style-name="P4">
PREVENTIVO SMALL
</text:p>
          </table:table-cell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E"/>
        <table:table-column table:style-name="Table2.H"/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P6">
Q.TA'
</text:p>
          </table:table-cell>
          <table:covered-table-cell/>
          <table:table-cell office:value-type="string" table:number-columns-spanned="3" table:style-name="Table2.A1">
            <text:p text:style-name="P6">
IMPORTO €
</text:p>
          </table:table-cell>
          <table:covered-table-cell/>
          <table:covered-table-cell/>
        </table:table-row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Table_20_Contents"/>
          </table:table-cell>
          <table:covered-table-cell/>
          <table:table-cell office:value-type="string" table:number-columns-spanned="2" table:style-name="Table2.A1">
            <text:p text:style-name="P5">
Cad.
</text:p>
          </table:table-cell>
          <table:covered-table-cell/>
          <table:table-cell office:value-type="string" table:style-name="Table2.A1">
            <text:p text:style-name="P5">
TOTALI
</text:p>
          </table:table-cell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Personale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ABC
</text:p>
          </table:table-cell>
          <table:covered-table-cell/>
          <table:covered-table-cell/>
          <table:table-cell office:value-type="string" table:style-name="Table2.A1">
            <text:p text:style-name="P16">
1000
</text:p>
          </table:table-cell>
          <table:table-cell office:value-type="string" table:number-columns-spanned="2" table:style-name="Table2.A1">
            <text:p text:style-name="P15">
€12.000
</text:p>
          </table:table-cell>
          <table:covered-table-cell/>
          <table:table-cell office:value-type="string" table:number-columns-spanned="2" table:style-name="Table2.A1">
            <text:p text:style-name="P15">
€12.000.000,0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7" table:style-name="Table2.A1">
            <text:p text:style-name="Table_20_Contents">
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>

</text:p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  <table:table-row>
          <table:table-cell office:value-type="string" table:number-columns-spanned="7" table:style-name="Table2.A1">
            <text:p text:style-name="Table_20_Contents">
<text:span text:style-name="Ruby_20_Value"/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  <table:table-row>
          <table:table-cell office:value-type="string" table:number-columns-spanned="7" table:style-name="Table2.A1">
            <text:p text:style-name="Table_20_Contents">
<text:span text:style-name="Ruby_20_Value"/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  <table:table-row>
          <table:table-cell office:value-type="string" table:number-columns-spanned="7" table:style-name="Table2.A1">
            <text:p text:style-name="Table_20_Contents">
<text:span text:style-name="Ruby_20_Value"/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ext:soft-page-break/>
        <table:table-row>
          <table:table-cell office:value-type="string" table:number-columns-spanned="4" table:style-name="Table1.A1">
            <text:p text:style-name="P4">
TOTALE PREVENTIVO
</text:p>
          </table:table-cell>
          <table:covered-table-cell/>
          <table:covered-table-cell/>
          <table:covered-table-cell/>
          <table:table-cell office:value-type="string" table:style-name="Table1.E1">
            <text:p text:style-name="P5">
<text:span text:style-name="Strong Emphasis">€12.000.000,00</text:span>
</text:p>
          </table:table-cell>
        </table:table-row>
        <table:table-row>
          <table:table-cell office:value-type="string" table:number-columns-spanned="4" table:style-name="Table1.E1">
            <text:p text:style-name="P12">
I prezzi indicati si intendono al netto di IVA
</text:p>
          </table:table-cell>
          <table:covered-table-cell/>
          <table:covered-table-cell/>
          <table:covered-table-cell/>
          <table:table-cell office:value-type="string" table:style-name="Table1.E1">
            <text:p text:style-name="P4"/>
          </table:table-cell>
        </table:table-row>
        <table:table-row table:style-name="Table1.3">
          <table:table-cell office:value-type="string" table:style-name="Table1.E1">
            <text:p text:style-name="P7"/>
          </table:table-cell>
          <table:table-cell office:value-type="string" table:number-columns-spanned="2" table:style-name="Table1.E1">
            <text:p text:style-name="P7"/>
          </table:table-cell>
          <table:covered-table-cell/>
          <table:table-cell office:value-type="string" table:style-name="Table1.E1">
            <text:p text:style-name="P7"/>
          </table:table-cell>
          <table:table-cell office:value-type="string" table:style-name="Table1.E1">
            <text:p text:style-name="P4"/>
          </table:table-cell>
        </table:table-row>
        <table:table-row>
          <table:table-cell office:value-type="string" table:style-name="Table1.E1">
            <text:p text:style-name="P8">
Consegna PdV:
</text:p>
          </table:table-cell>
          <table:table-cell office:value-type="string" table:number-columns-spanned="4" table:style-name="Table1.E1">
            <text:p text:style-name="P9">
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8">
Pagamento:
</text:p>
          </table:table-cell>
          <table:table-cell office:value-type="string" table:number-columns-spanned="4" table:style-name="Table1.E1">
            <text:p text:style-name="P9">
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8">
Fatturazione:
</text:p>
          </table:table-cell>
          <table:table-cell office:value-type="string" table:number-columns-spanned="4" table:style-name="Table1.E1">
            <text:p text:style-name="P9">
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9"/>
          </table:table-cell>
          <table:table-cell office:value-type="string" table:number-columns-spanned="2" table:style-name="Table1.E1">
            <text:p text:style-name="P7"/>
          </table:table-cell>
          <table:covered-table-cell/>
          <table:table-cell office:value-type="string" table:style-name="Table1.E1">
            <text:p text:style-name="P7"/>
          </table:table-cell>
          <table:table-cell office:value-type="string" table:style-name="Table1.E1">
            <text:p text:style-name="P4"/>
          </table:table-cell>
        </table:table-row>
        <table:table-row>
          <table:table-cell office:value-type="string" table:number-columns-spanned="5" table:style-name="Table1.E1">
            <text:p text:style-name="P10">
Nell'attesa di ricevere la presente lettera controfirmata per accettazione,
porgiamo distinti saluti
</text:p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5" table:style-name="Table1.E1">
            <text:p text:style-name="P10"/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E1">
            <text:p text:style-name="P13">
Timbro e firma
</text:p>
          </table:table-cell>
          <table:covered-table-cell/>
          <table:table-cell office:value-type="string" table:number-columns-spanned="3" table:style-name="Table1.E1">
            <text:p text:style-name="P10"/>
          </table:table-cell>
          <table:covered-table-cell/>
          <table:covered-table-cell/>
        </table:table-row>
        <table:table-row table:style-name="Table1.11">
          <table:table-cell office:value-type="string" table:number-columns-spanned="2" table:style-name="Table1.E1">
            <text:p text:style-name="P13"/>
            <text:p text:style-name="P13">
_______________________
</text:p>
          </table:table-cell>
          <table:covered-table-cell/>
          <table:table-cell office:value-type="string" table:number-columns-spanned="3" table:style-name="Table1.E1">
            <text:p text:style-name="P11">
<text:span text:style-name="Strong Emphasis">Cube S.r.l.</text:span>
</text:p>
          </table:table-cell>
          <table:covered-table-cell/>
          <table:covered-table-cell/>
        </table:table-row>
      </table:table>
      <text:p text:style-name="Standard">
<text:span text:style-name="Strong_20_Emphasis"/>
</text:p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rpt="http://openoffice.org/2005/report" xmlns:script="urn:oasis:names:tc:opendocument:xmlns:script:1.0" xmlns:of="urn:oasis:names:tc:opendocument:xmlns:of:1.2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2"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1181in" draw:start-line-spacing-vertical="0.1114in" draw:end-line-spacing-horizontal="0.1114in" draw:shadow-offset-y="0.1181in" draw:start-line-spacing-horizontal="0.1114in" draw:end-line-spacing-vertical="0.1114in"/>
      <style:paragraph-properties style:writing-mode="lr-tb" style:text-autospace="ideograph-alpha" style:font-independent-line-spacing="false" style:line-break="strict">
        <style:tab-stops/>
      </style:paragraph-properties>
      <style:text-properties fo:country="IT" style:country-asian="none" fo:font-size="12pt" style:font-size-asian="10.5pt" fo:language="it" style:font-size-complex="12pt" style:language-asian="zxx" style:country-complex="none" style:use-window-font-color="true" style:language-complex="zxx" style:letter-kerning="true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0.4925in"/>
      <style:text-properties fo:country="IT" style:country-asian="none" fo:font-size="12pt" fo:hyphenate="false" style:font-name-asian="DejaVu Sans" fo:hyphenation-push-char-count="2" style:font-name-complex="DejaVu Sans" style:font-size-asian="10.5pt" fo:language="it" style:font-size-complex="12pt" style:language-asian="zxx" style:country-complex="none" style:use-window-font-color="true" fo:hyphenation-remain-char-count="2" style:language-complex="zxx" style:letter-kerning="true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background-color="transparent">
        <style:background-image/>
      </style:paragraph-properties>
      <style:text-properties style:font-size-asian="10.5pt" style:font-name="Trebuchet MS"/>
    </style:style>
    <style:style style:name="Heading" style:class="text" style:next-style-name="Text_20_body" style:parent-style-name="Standard" style:family="paragraph">
      <style:paragraph-properties fo:keep-with-next="always" fo:margin-bottom="0.0835in" fo:margin-top="0.1665in"/>
      <style:text-properties fo:font-size="14pt" style:font-name-asian="DejaVu Sans" style:font-name-complex="DejaVu Sans" style:font-size-asian="14pt" style:font-size-complex="14pt" style:font-name="Arial"/>
    </style:style>
    <style:style style:name="Text_20_body" style:class="text" style:parent-style-name="Standard" style:display-name="Text body" style:family="paragraph">
      <style:paragraph-properties fo:margin-bottom="0.0835in" fo:margin-top="0in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bottom="0.0835in" fo:margin-top="0.0835in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  <style:text-properties style:font-size-asian="12pt"/>
    </style:style>
    <style:style style:name="Header" style:class="extra" style:parent-style-name="Standard" style:family="paragraph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class="extra" style:parent-style-name="Standard" style:family="paragraph" style:master-page-name="">
      <style:paragraph-properties style:shadow="none" fo:background-color="transparent" text:line-number="0" text:number-lines="false" style:page-number="auto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size="10pt" style:font-size-asian="10.5pt"/>
    </style:style>
    <style:style style:name="Table_20_Contents" style:class="extra" style:parent-style-name="Standard" style:display-name="Table Contents" style:family="paragraph">
      <style:paragraph-properties style:shadow="none" fo:background-color="transparent" text:line-number="0" text:number-lines="false">
        <style:background-image/>
      </style:paragraph-properties>
      <style:text-properties fo:font-size="10.5pt" style:font-size-asian="10.5pt"/>
    </style:style>
    <style:style style:name="Table_20_Heading" style:class="extra" style:parent-style-name="Table_20_Contents" style:display-name="Table Heading" style:family="paragraph">
      <style:paragraph-properties text:line-number="0" style:justify-single-word="false" text:number-lines="false" fo:text-align="center"/>
      <style:text-properties fo:font-weight="bold" style:font-weight-complex="bold" style:font-weight-asian="bold"/>
    </style:style>
    <style:style style:name="Contents_20_5" style:class="index" style:parent-style-name="Index" style:display-name="Contents 5" style:family="paragraph">
      <style:paragraph-properties fo:text-indent="0in" style:auto-text-indent="false" fo:margin-left="0.7862in" fo:margin-right="0in">
        <style:tab-stops>
          <style:tab-stop style:position="6.139in" style:leader-style="dotted" style:type="right" style:leader-text="."/>
        </style:tab-stops>
      </style:paragraph-properties>
    </style:style>
    <style:style style:name="Categoria" style:parent-style-name="Heading" style:family="paragraph">
      <style:text-properties fo:font-size="11pt" fo:font-weight="bold" style:font-name="Trebuchet MS1"/>
    </style:style>
    <style:style style:name="Ruby_20_Code" style:display-name="Ruby Code" style:family="text">
      <style:text-properties style:font-size-asian="10.5pt" fo:background-color="#5c8526" style:font-name="Trebuchet MS"/>
    </style:style>
    <style:style style:name="Ruby_20_Block" style:parent-style-name="Ruby_20_Code" style:display-name="Ruby Block" style:family="text">
      <style:text-properties style:font-size-asian="10.5pt" fo:background-color="#800000" style:font-name="Trebuchet MS"/>
    </style:style>
    <style:style style:name="Ruby_20_Literal" style:parent-style-name="Ruby_20_Block" style:display-name="Ruby Literal" style:family="text">
      <style:text-properties style:font-size-asian="10.5pt" fo:background-color="#2300dc" style:font-name="Trebuchet MS"/>
    </style:style>
    <style:style style:name="Ruby_20_Value" style:parent-style-name="Ruby_20_Literal" style:display-name="Ruby Value" style:family="text">
      <style:text-properties style:font-size-asian="10.5pt" fo:background-color="#ffb515" style:font-name="Trebuchet MS"/>
    </style:style>
    <style:style style:name="Main_20_index_20_entry" style:display-name="Main index entry" style:family="text">
      <style:text-properties fo:font-weight="bold" style:font-weight-complex="bold" style:font-weight-asian="bold"/>
    </style:style>
    <style:style style:name="Source_20_Text" style:display-name="Source Text" style:family="text">
      <style:text-properties style:font-name-asian="DejaVu Sans Mono" style:font-name-complex="DejaVu Sans Mono" style:font-name="DejaVu Sans Mono"/>
    </style:style>
    <style:style style:name="Strong_20_Emphasis" style:display-name="Strong Emphasis" style:family="text">
      <style:text-properties fo:font-weight="bold" style:font-weight-complex="bold" style:font-weight-asian="bold"/>
    </style:style>
    <style:style style:name="Example" style:family="text">
      <style:text-properties style:font-name-asian="DejaVu Sans Mono" style:font-name-complex="DejaVu Sans Mono" style:font-name="DejaVu Sans Mono"/>
    </style:style>
    <style:style style:name="Emphasis" style:family="text">
      <style:text-properties style:font-style-asian="italic" style:font-style-complex="italic" fo:font-style="italic"/>
    </style:style>
    <style:style style:name="Definition" style:family="text"/>
    <style:style style:name="Placeholder" style:family="text">
      <style:text-properties fo:font-variant="small-caps" style:text-underline-color="font-color" fo:color="#008080" style:text-underline-style="dotted" style:text-underline-width="auto"/>
    </style:style>
    <style:style style:name="Rubies" style:family="text">
      <style:text-properties fo:font-size="6pt" style:font-size-asian="6pt" style:text-emphasize="none" style:font-size-complex="6pt" style:text-underline-style="non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Page_20_Number" style:display-name="Page Number" style:family="text"/>
    <style:style style:name="Graphics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style:style style:name="OLE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1965in"/>
  </office:styles>
  <office:automatic-styles>
    <style:style style:name="MP1" style:parent-style-name="Header" style:family="paragraph">
      <style:paragraph-properties style:justify-single-word="false" fo:text-align="end"/>
      <style:text-properties fo:color="#c5000b"/>
    </style:style>
    <style:style style:name="MP2" style:parent-style-name="Header" style:family="paragraph">
      <style:paragraph-properties style:justify-single-word="false" fo:text-align="end"/>
    </style:style>
    <style:style style:name="MP3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M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MP5" style:parent-style-name="Footer" style:family="paragraph">
      <style:paragraph-properties style:justify-single-word="false" fo:text-align="center"/>
    </style:style>
    <style:style style:name="MT1" style:family="text"/>
    <style:style style:name="M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M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  <style:page-layout style:name="Mpm1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1965in" fo:min-height="0in" fo:margin-left="0in" fo:margin-right="0in"/>
      </style:header-style>
      <style:footer-style/>
    </style:page-layout>
    <style:page-layout style:name="Mpm2">
      <style:page-layout-properties style:num-format="1" fo:margin-bottom="0.2in" style:shadow="none" style:writing-mode="lr-tb" fo:margin-top="0.2in" fo:background-color="transparent" fo:page-height="11.6902in" style:print-orientation="portrait" fo:margin-left="0.8in" fo:margin-right="0.8in" style:footnote-max-height="0in" fo:page-width="8.2701in">
        <style:background-image/>
        <style:columns fo:column-gap="0in" fo:column-count="1"/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2in" fo:min-height="0.2402in" fo:margin-left="0in" fo:margin-right="0in" style:dynamic-spacing="false"/>
      </style:header-style>
      <style:footer-style>
        <style:header-footer-properties fo:margin-top="0.2in" fo:min-height="0.4in" fo:margin-left="0in" fo:margin-right="0.3in" style:dynamic-spacing="false"/>
      </style:footer-style>
    </style:page-layout>
    <style:page-layout style:name="Mpm3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
<draw:frame text:anchor-type="paragraph" draw:name="graphics1" svg:x="0.0146in" svg:y="0.0043in" svg:height="0.3335in" draw:z-index="0" draw:style-name="Mfr1" svg:width="0.3335in">
<draw:image xlink:href="Pictures/1000020100000020000000209CD9549D.png" xlink:type="simple" xlink:show="embed" xlink:actuate="onLoad"/>
</draw:frame>
options.company.ragionesociale
</text:p>
        <text:p text:style-name="MP2">
options.company.indirizzo
</text:p>
        <text:p text:style-name="Header"/>
        <text:p text:style-name="Header"/>
      </style:header>
    </style:master-page>
    <style:master-page style:name="Fattura" style:page-layout-name="Mpm2">
      <style:header>
        <text:p text:style-name="MP3">
<draw:frame text:anchor-type="paragraph" draw:name="graphics2" svg:x="0.0118in" svg:y="0.052in" svg:height="0.4071in" draw:z-index="4" draw:style-name="Mfr1" svg:width="1.6665in">
<draw:image xlink:href="Pictures/10000000000001F40000007A9EDEDFB6.jpg" xlink:type="simple" xlink:show="embed" xlink:actuate="onLoad"/>
</draw:frame>
<draw:frame text:anchor-type="paragraph" draw:name="graphics3" svg:x="-0.2591in" svg:y="-0.198in" svg:height="3.9862in" draw:z-index="2" draw:style-name="Mfr1" svg:width="0.1665in">
<draw:image xlink:href="Pictures/100000000000000C0000011F81378DB1.jpg" xlink:type="simple" xlink:show="embed" xlink:actuate="onLoad"/>
</draw:frame>
<text:span text:style-name="Strong Emphasis">Cube S.r.l.</text:span>
</text:p>
        <text:p text:style-name="MP4"/>
        <text:p text:style-name="MP4">
Via del Fosso S.Andrea 201
</text:p>
        <text:p text:style-name="MP4">
08564941006
</text:p>
        <text:p text:style-name="MP4">
+39.06.79897096
</text:p>
        <text:p text:style-name="MP4">
+39.06.79811982
</text:p>
        <text:p text:style-name="MP4">
<draw:frame text:anchor-type="paragraph" draw:name="graphics4" svg:x="6.5043in" svg:y="6.8236in" svg:height="3.611in" draw:z-index="1" draw:style-name="Mfr2" svg:width="0.4445in">
<draw:image xlink:href="Pictures/10000000000000200000010404F9A28D.jpg" xlink:type="simple" xlink:show="embed" xlink:actuate="onLoad"/>
</draw:frame>
www.cubestudio.it
</text:p>
      </style:header>
      <style:footer>
        <text:p text:style-name="MP5">
<text:span text:style-name="Page_20_Number"/>
</text:p>
        <text:p text:style-name="MP5">
<text:span text:style-name="Page_20_Number">
Pagina 
<text:s/>
</text:span>
<text:span text:style-name="Page_20_Number">
<text:page-number text:select-page="current">
2
</text:page-number>
</text:span>
<text:span text:style-name="Page_20_Number">
 di 
</text:span>
<text:span text:style-name="Page_20_Number">
<text:page-count>
2
</text:page-count>
</text:span>
</text:p>
        <text:p text:style-name="Footer"/>
      </style:footer>
    </style:master-page>
    <style:master-page style:name="First_20_Page" style:next-style-name="Standard" style:display-name="First Pag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andreab</meta:initial-creator>
    <meta:creation-date>2009-04-15T14:43:35</meta:creation-date>
    <dc:creator>Andrea Batazzi</dc:creator>
    <dc:date>2010-02-18T18:20:17</dc:date>
    <meta:editing-cycles>211</meta:editing-cycles>
    <meta:editing-duration>PT14H13M18S</meta:editing-duration>
    <meta:document-statistic meta:table-count="3" meta:image-count="4" meta:object-count="0" meta:page-count="2" meta:paragraph-count="53" meta:word-count="97" meta:character-count="1172"/>
    <meta:user-defined meta:name="Info 1"/>
    <meta:user-defined meta:name="Info 2"/>
    <meta:user-defined meta:name="Info 3"/>
    <meta:user-defined meta:name="Info 4"/>
  </office:meta>
</office:document-meta>
</file>